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2.08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2.219cm"/>
    </style:style>
    <style:style style:name="co7" style:family="table-column">
      <style:table-column-properties fo:break-before="auto" style:column-width="2.581cm"/>
    </style:style>
    <style:style style:name="co8" style:family="table-column">
      <style:table-column-properties fo:break-before="auto" style:column-width="0.998cm"/>
    </style:style>
    <style:style style:name="co9" style:family="table-column">
      <style:table-column-properties fo:break-before="auto" style:column-width="1.748cm"/>
    </style:style>
    <style:style style:name="co10" style:family="table-column">
      <style:table-column-properties fo:break-before="auto" style:column-width="2.94cm"/>
    </style:style>
    <style:style style:name="co11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2.46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 style:data-style-name="N37">
      <style:table-cell-properties style:text-align-source="fix" style:repeat-content="false" fo:border="0.002cm solid #000000"/>
      <style:paragraph-properties fo:text-align="start" fo:margin-left="0cm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2"/>
        <table:table-column table:style-name="co4" table:default-cell-style-name="ce2"/>
        <table:table-column table:style-name="co5" table:default-cell-style-name="ce1"/>
        <table:table-column table:style-name="co6" table:default-cell-style-name="ce3"/>
        <table:table-column table:style-name="co7" table:default-cell-style-name="ce1"/>
        <table:table-column table:style-name="co8" table:default-cell-style-name="Default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5" table:default-cell-style-name="ce1"/>
        <table:table-column table:style-name="co8" table:default-cell-style-name="Default"/>
        <table:table-column table:style-name="co12" table:default-cell-style-name="ce1"/>
        <table:table-column table:style-name="co1" table:default-cell-style-name="ce1"/>
        <table:table-row table:style-name="ro1">
          <table:table-cell office:value-type="string">
            <text:p>BreweryId</text:p>
          </table:table-cell>
          <table:table-cell office:value-type="string">
            <text:p>Name</text:p>
          </table:table-cell>
          <table:table-cell office:value-type="string">
            <text:p>Adress</text:p>
          </table:table-cell>
          <table:table-cell office:value-type="string">
            <text:p>City</text:p>
          </table:table-cell>
          <table:table-cell office:value-type="string">
            <text:p>Zip</text:p>
          </table:table-cell>
          <table:table-cell office:value-type="string">
            <text:p>Nationality</text:p>
          </table:table-cell>
          <table:table-cell table:style-name="ce1" office:value-type="string">
            <text:p>Established</text:p>
          </table:table-cell>
          <table:table-cell office:value-type="string">
            <text:p>Description</text:p>
          </table:table-cell>
          <table:table-cell/>
          <table:table-cell office:value-type="string">
            <text:p>ContactId</text:p>
          </table:table-cell>
          <table:table-cell office:value-type="string">
            <text:p>Contact</text:p>
          </table:table-cell>
          <table:table-cell office:value-type="string">
            <text:p>ContactTypeId</text:p>
          </table:table-cell>
          <table:table-cell office:value-type="string">
            <text:p>BreweryId</text:p>
          </table:table-cell>
          <table:table-cell/>
          <table:table-cell table:style-name="ce2" office:value-type="string">
            <text:p>ContactTypeId</text:p>
          </table:table-cell>
          <table:table-cell table:style-name="ce2" office:value-type="string">
            <text:p>Contac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ikkeller</text:p>
          </table:table-cell>
          <table:table-cell office:value-type="string">
            <text:p>Ströget</text:p>
          </table:table-cell>
          <table:table-cell office:value-type="string">
            <text:p>Copenhagen</text:p>
          </table:table-cell>
          <table:table-cell office:value-type="float" office:value="11111">
            <text:p>11111</text:p>
          </table:table-cell>
          <table:table-cell office:value-type="string">
            <text:p>Danmark</text:p>
          </table:table-cell>
          <table:table-cell office:value-type="date" office:date-value="1950-09-09">
            <text:p>50-09-09</text:p>
          </table:table-cell>
          <table:table-cell office:value-type="string">
            <text:p>Lorem ipsum...</text:p>
          </table:table-cell>
          <table:table-cell/>
          <table:table-cell office:value-type="float" office:value="1">
            <text:p>1</text:p>
          </table:table-cell>
          <table:table-cell office:value-type="string">
            <text:p>+46 371 11 22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elefo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Visby</text:p>
          </table:table-cell>
          <table:table-cell office:value-type="string">
            <text:p>Storgatan</text:p>
          </table:table-cell>
          <table:table-cell office:value-type="string">
            <text:p>Visby</text:p>
          </table:table-cell>
          <table:table-cell office:value-type="float" office:value="22222">
            <text:p>22222</text:p>
          </table:table-cell>
          <table:table-cell office:value-type="string">
            <text:p>Sverige</text:p>
          </table:table-cell>
          <table:table-cell office:value-type="date" office:date-value="1980-05-05">
            <text:p>80-05-05</text:p>
          </table:table-cell>
          <table:table-cell office:value-type="string">
            <text:p>Lorem ipsum...</text:p>
          </table:table-cell>
          <table:table-cell/>
          <table:table-cell office:value-type="float" office:value="2">
            <text:p>2</text:p>
          </table:table-cell>
          <table:table-cell office:value-type="string">
            <text:p>+46 70 11 22 33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string">
            <text:p>Mobil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Sunking</text:p>
          </table:table-cell>
          <table:table-cell office:value-type="string">
            <text:p>Mainstreet</text:p>
          </table:table-cell>
          <table:table-cell office:value-type="string">
            <text:p>Indianapolis</text:p>
          </table:table-cell>
          <table:table-cell office:value-type="float" office:value="33333">
            <text:p>33333</text:p>
          </table:table-cell>
          <table:table-cell office:value-type="string">
            <text:p>USA</text:p>
          </table:table-cell>
          <table:table-cell office:value-type="date" office:date-value="1998-02-03">
            <text:p>98-02-03</text:p>
          </table:table-cell>
          <table:table-cell office:value-type="string">
            <text:p>Lorem ipsum...</text:p>
          </table:table-cell>
          <table:table-cell/>
          <table:table-cell office:value-type="float" office:value="3">
            <text:p>3</text:p>
          </table:table-cell>
          <table:table-cell office:value-type="string">
            <text:p><text:a xlink:href="mailto:info@visby.se">info@visby.se</text:a>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office:value-type="string">
            <text:p>E-post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4">2014-03-04</text:date>, <text:time>13:33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6M54S</meta:editing-duration>
    <meta:editing-cycles>3</meta:editing-cycles>
    <meta:generator>OpenOffice/4.0.1$Win32 OpenOffice.org_project/401m5$Build-9714</meta:generator>
    <dc:date>2014-03-04T13:33:38.09</dc:date>
    <meta:document-statistic meta:table-count="3" meta:cell-count="56" meta:object-count="0"/>
    <meta:user-defined meta:name="Info 1"/>
    <meta:user-defined meta:name="Info 2"/>
    <meta:user-defined meta:name="Info 3"/>
    <meta:user-defined meta:name="Info 4"/>
  </office:meta>
</office:document-meta>
</file>